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name-asian="MS Mincho" style:font-weight-asian="bold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-asian="MS Mincho" style:font-weight-complex="bold"/>
    </style:style>
    <style:style style:name="T4" style:family="text">
      <style:text-properties style:font-name="Wingdings"/>
    </style:style>
    <style:style style:name="T5" style:family="text">
      <style:text-properties style:font-name="Wingdings" style:font-weight-complex="bold"/>
    </style:style>
    <style:style style:name="T6" style:family="text">
      <style:text-properties fo:font-size="14pt" fo:font-weight="bold" style:font-name-asian="MS Mincho" style:font-size-asian="14pt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8.Find Minimum Cost Spanning Tree of a given undirected graph using Kruskal’s algorithm.</text:p>
      <text:p text:style-name="Standard"/>
      <text:p text:style-name="Standard"><text:tab/>ALGORITHM: kruskals(c[1…n,1…n])</text:p>
      <text:p text:style-name="Standard"><text:tab/>//To compute the minimum spanning tree of a given weighted undirected graph using Kruskal’s</text:p>
      <text:p text:style-name="Standard"><text:tab/>// algorithm</text:p>
      <text:p text:style-name="Standard"><text:tab/>//Input: An nXn cost matrix c[1…n,1….n]</text:p>
      <text:p text:style-name="Standard"><text:tab/>//Output: minimum cost of spanning tree of given undirected graph</text:p>
      <text:p text:style-name="Standard"><text:tab/>ne0</text:p>
      <text:p text:style-name="Standard"><text:tab/>mincost0</text:p>
      <text:p text:style-name="Standard"><text:tab/>for i1 to n do</text:p>
      <text:p text:style-name="Standard"><text:tab/> <text:s text:c="4"/>parent[i]0</text:p>
      <text:p text:style-name="Standard"><text:tab/>end for</text:p>
      <text:p text:style-name="Standard"><text:tab/>while ne!=n-1 do</text:p>
      <text:p text:style-name="Standard"><text:tab/> <text:s text:c="4"/>min9999</text:p>
      <text:p text:style-name="Standard"><text:s text:c="5"/>for i1 to n do</text:p>
      <text:p text:style-name="Standard"><text:s text:c="10"/>for j1 to n do</text:p>
      <text:p text:style-name="Standard"><text:s text:c="15"/>if c[i,j]&lt;min</text:p>
      <text:p text:style-name="Standard"><text:s text:c="19"/>minc[i,j]</text:p>
      <text:p text:style-name="Standard"><text:s text:c="19"/>ui</text:p>
      <text:p text:style-name="Standard"><text:s text:c="19"/>ai</text:p>
      <text:p text:style-name="Standard"><text:s text:c="16"/>vj</text:p>
      <text:p text:style-name="Standard"><text:s text:c="16"/>bj</text:p>
      <text:p text:style-name="Standard"><text:s text:c="12"/>end if</text:p>
      <text:p text:style-name="Standard"><text:s text:c="8"/>end for</text:p>
      <text:p text:style-name="Standard"><text:s text:c="4"/>end for</text:p>
      <text:p text:style-name="Standard"><text:s text:c="4"/>while parent[u]!=0 do</text:p>
      <text:p text:style-name="Standard"><text:s text:c="13"/>uparent[u]</text:p>
      <text:p text:style-name="Standard"><text:s text:c="4"/>end while</text:p>
      <text:p text:style-name="Standard"><text:s text:c="4"/>while parent[v]!=0 do</text:p>
      <text:p text:style-name="Standard"><text:s text:c="13"/>vparent[v]</text:p>
      <text:p text:style-name="Standard"><text:s text:c="4"/>end while</text:p>
      <text:p text:style-name="Standard"><text:s text:c="4"/>if u!= v</text:p>
      <text:p text:style-name="Standard"><text:s text:c="7"/>write a,b,min</text:p>
      <text:p text:style-name="Standard"><text:s text:c="7"/>parent[v]u</text:p>
      <text:p text:style-name="Standard"><text:s text:c="7"/>nene+1</text:p>
      <text:p text:style-name="Standard"><text:s text:c="7"/>mincostmincost+min</text:p>
      <text:p text:style-name="Standard"><text:s text:c="4"/>end if</text:p>
      <text:p text:style-name="Standard"><text:s text:c="4"/>c[a,b]9999</text:p>
      <text:p text:style-name="Standard"><text:s text:c="4"/>c[b,a]9999</text:p>
      <text:p text:style-name="Standard">end while</text:p>
      <text:p text:style-name="Standard">write mincost</text:p>
      <text:p text:style-name="Standard">return</text:p>
      <text:p text:style-name="Standard"/>
      <text:p text:style-name="Standard">PROGRAM:</text:p>
      <text:p text:style-name="Standard">#include&lt;stdio.h&gt;</text:p>
      <text:p text:style-name="Standard">#include&lt;conio.h&gt;</text:p>
      <text:p text:style-name="Standard">void kruskals();</text:p>
      <text:p text:style-name="Standard">int c[10][10],n;</text:p>
      <text:p text:style-name="Standard">void main()</text:p>
      <text:p text:style-name="Standard">{</text:p>
      <text:p text:style-name="Standard"><text:s/>int i,j;</text:p>
      <text:p text:style-name="Standard"><text:soft-page-break/><text:s/>clrscr();</text:p>
      <text:p text:style-name="Standard"><text:s/>printf("\nenter the no. of vertices:\t");</text:p>
      <text:p text:style-name="Standard"><text:s/>scanf("%d",&amp;n);</text:p>
      <text:p text:style-name="Standard"><text:s/>printf("\nenter the cost matrix:\n");</text:p>
      <text:p text:style-name="Standard"><text:s/>for(i=1;i&lt;=n;i++)</text:p>
      <text:p text:style-name="Standard"><text:s/>{</text:p>
      <text:p text:style-name="Standard"><text:s text:c="2"/>for(j=1;j&lt;=n;j++)</text:p>
      <text:p text:style-name="Standard"><text:s text:c="2"/>{</text:p>
      <text:p text:style-name="Standard"><text:s text:c="3"/>scanf("%d",&amp;c[i][j]);</text:p>
      <text:p text:style-name="Standard"><text:s text:c="2"/>}</text:p>
      <text:p text:style-name="Standard"><text:s/>}</text:p>
      <text:p text:style-name="Standard"><text:s/>kruskals();</text:p>
      <text:p text:style-name="Standard"><text:s/>getch();</text:p>
      <text:p text:style-name="Standard">}</text:p>
      <text:p text:style-name="Standard"/>
      <text:p text:style-name="Standard">void kruskals()</text:p>
      <text:p text:style-name="Standard">{</text:p>
      <text:p text:style-name="Standard"><text:s/>int i,j,u,v,a,b,min;</text:p>
      <text:p text:style-name="Standard"><text:s/>int ne=0,mincost=0;</text:p>
      <text:p text:style-name="Standard"><text:s/>int parent[10];</text:p>
      <text:p text:style-name="Standard"><text:s/>for(i=1;i&lt;=n;i++)</text:p>
      <text:p text:style-name="Standard"><text:s/>{</text:p>
      <text:p text:style-name="Standard"><text:s text:c="2"/>parent[i]=0;</text:p>
      <text:p text:style-name="Standard"><text:s/>}</text:p>
      <text:p text:style-name="Standard"><text:s/>while(ne!=n-1)</text:p>
      <text:p text:style-name="Standard"><text:s/>{</text:p>
      <text:p text:style-name="Standard"><text:s text:c="2"/>min=9999;</text:p>
      <text:p text:style-name="Standard"><text:s text:c="2"/>for(i=1;i&lt;=n;i++)</text:p>
      <text:p text:style-name="Standard"><text:s text:c="2"/>{</text:p>
      <text:p text:style-name="Standard"><text:s text:c="3"/>for(j=1;j&lt;=n;j++)</text:p>
      <text:p text:style-name="Standard"><text:s text:c="3"/>{</text:p>
      <text:p text:style-name="Standard"><text:s text:c="5"/>if(c[i][j]&lt;min)</text:p>
      <text:p text:style-name="Standard"><text:s text:c="5"/>{</text:p>
      <text:p text:style-name="Standard"><text:s text:c="6"/>min=c[i][j];</text:p>
      <text:p text:style-name="Standard"><text:s text:c="6"/>u=a=i;</text:p>
      <text:p text:style-name="Standard"><text:s text:c="6"/>v=b=j;</text:p>
      <text:p text:style-name="Standard"><text:s text:c="5"/>}</text:p>
      <text:p text:style-name="Standard"><text:s text:c="3"/>}</text:p>
      <text:p text:style-name="Standard"><text:s text:c="2"/>}</text:p>
      <text:p text:style-name="Standard"><text:s text:c="2"/>while(parent[u]!=0)</text:p>
      <text:p text:style-name="Standard"><text:s text:c="2"/>{</text:p>
      <text:p text:style-name="Standard"><text:s text:c="3"/>u=parent[u];</text:p>
      <text:p text:style-name="Standard"><text:s text:c="2"/>}</text:p>
      <text:p text:style-name="Standard"><text:s text:c="2"/>while(parent[v]!=0)</text:p>
      <text:p text:style-name="Standard"><text:s text:c="2"/>{</text:p>
      <text:p text:style-name="Standard"><text:s text:c="3"/>v=parent[v];</text:p>
      <text:p text:style-name="Standard"><text:s text:c="2"/>}</text:p>
      <text:p text:style-name="Standard"><text:s text:c="2"/>if(u!=v)</text:p>
      <text:p text:style-name="Standard"><text:s text:c="2"/>{</text:p>
      <text:p text:style-name="Standard"><text:s text:c="3"/>printf("\n%d-----&gt;%d=%d\n",a,b,min);</text:p>
      <text:p text:style-name="Standard"><text:s text:c="3"/>parent[v]=u;</text:p>
      <text:p text:style-name="Standard"><text:s text:c="3"/>ne=ne+1;</text:p>
      <text:p text:style-name="Standard"><text:soft-page-break/><text:s text:c="3"/>mincost=mincost+min;</text:p>
      <text:p text:style-name="Standard"><text:s text:c="2"/>}</text:p>
      <text:p text:style-name="Standard"><text:s text:c="2"/>c[a][b]=c[b][a]=9999;</text:p>
      <text:p text:style-name="Standard"><text:s/>}</text:p>
      <text:p text:style-name="Standard"><text:s/>printf("\nmincost=%d",mincost);</text:p>
      <text:p text:style-name="Standard">}</text:p>
      <text:p text:style-name="Standard"><text:s text:c="40"/>==========Output=============</text:p>
      <text:p text:style-name="Standard">Enter the no. of vertices: <text:s text:c="2"/>6</text:p>
      <text:p text:style-name="Standard"/>
      <text:p text:style-name="Standard">Enter the cost matrix:</text:p>
      <text:p text:style-name="Standard">9999 <text:s text:c="9"/>3 <text:s text:c="3"/>9999 <text:s text:c="3"/>9999 <text:s text:c="9"/>6 <text:s text:c="10"/>5</text:p>
      <text:p text:style-name="Standard"><text:s text:c="6"/>3 <text:s text:c="3"/>9999 <text:s text:c="9"/>1 <text:s text:c="3"/>9999 <text:s text:c="3"/>9999 <text:s text:c="10"/>4</text:p>
      <text:p text:style-name="Standard">9999 <text:s text:c="9"/>1 <text:s text:c="3"/>9999 <text:s text:c="9"/>6 <text:s text:c="3"/>9999 <text:s text:c="10"/>4</text:p>
      <text:p text:style-name="Standard">9999 <text:s text:c="9"/>6 <text:s text:c="9"/>6 <text:s text:c="3"/>9999 <text:s text:c="9"/>8 <text:s text:c="10"/>5</text:p>
      <text:p text:style-name="Standard"><text:s text:c="6"/>6 <text:s text:c="3"/>9999 <text:s text:c="3"/>9999 <text:s text:c="9"/>8 <text:s text:c="3"/>9999 <text:s text:c="10"/>2</text:p>
      <text:p text:style-name="Standard"><text:s text:c="6"/>5 <text:s text:c="9"/>4 <text:s text:c="9"/>4 <text:s text:c="9"/>5 <text:s text:c="9"/>2 <text:s text:c="4"/>9999</text:p>
      <text:p text:style-name="Standard"/>
      <text:p text:style-name="Standard">2-----------&gt; 3 = 1</text:p>
      <text:p text:style-name="Standard">5-----------&gt; 6 = 2</text:p>
      <text:p text:style-name="Standard">1-----------&gt; 2 = 3</text:p>
      <text:p text:style-name="Standard">2-----------&gt; 6 = 4</text:p>
      <text:p text:style-name="Standard">4-----------&gt; 6 = 5</text:p>
      <text:p text:style-name="Standard"/>
      <text:p text:style-name="Standard">Mincost = 15</text:p>
      <text:p text:style-name="Standard"><text:s text:c="43"/>=====================</text:p>
      <text:p text:style-name="Standard">9. <text:s text:c="2"/>a. Print all the nodes reachable from a given starting node in a digraph using BFS method.</text:p>
      <text:p text:style-name="Standard"/>
      <text:p text:style-name="Standard">ALGORITHM : bfs(a[1….n,1….n],src)</text:p>
      <text:p text:style-name="Standard">// Implements a breadth-first traversal of a given digraph</text:p>
      <text:p text:style-name="Standard">//Input: An adjacency matrix a[1….n,1….n] of given digraph</text:p>
      <text:p text:style-name="Standard">// <text:s text:c="10"/>src-from where the traversal is initiated</text:p>
      <text:p text:style-name="Standard">//Output: The digraph with its vertices marked with consecutive integers in the order they have been visited</text:p>
      <text:p text:style-name="Standard">// <text:s text:c="12"/>by the BFS traversal mark each vertex in vis[1….n] <text:s/>with 0 as mark of being “node is not reachable”</text:p>
      <text:p text:style-name="Standard">for j1 to n do</text:p>
      <text:p text:style-name="Standard"><text:s text:c="5"/>vis[j]0</text:p>
      <text:p text:style-name="Standard">end for</text:p>
      <text:p text:style-name="Standard">f0</text:p>
      <text:p text:style-name="Standard">r-1</text:p>
      <text:p text:style-name="Standard">vis[src]1</text:p>
      <text:p text:style-name="Standard">rr+1</text:p>
      <text:p text:style-name="Standard">while f&lt;=r do</text:p>
      <text:p text:style-name="Standard"><text:s text:c="6"/>iq[f]</text:p>
      <text:p text:style-name="Standard"><text:s text:c="6"/>ff+1</text:p>
      <text:p text:style-name="Standard"><text:s text:c="7"/>for j1 to n do</text:p>
      <text:p text:style-name="Standard"><text:s text:c="12"/>if a[i,j]=1 and vis[j]!=1</text:p>
      <text:p text:style-name="Standard"><text:s text:c="17"/>vis[j]1</text:p>
      <text:p text:style-name="Standard"><text:s text:c="17"/>rr+1</text:p>
      <text:p text:style-name="Standard"><text:s text:c="17"/>q[r]j</text:p>
      <text:p text:style-name="Standard"><text:s text:c="12"/>end if</text:p>
      <text:p text:style-name="Standard"><text:s text:c="7"/>end for</text:p>
      <text:p text:style-name="Standard"><text:soft-page-break/>end while</text:p>
      <text:p text:style-name="Standard">for j1 to n do</text:p>
      <text:p text:style-name="Standard"><text:s text:c="4"/>if vis[j]!=1</text:p>
      <text:p text:style-name="Standard"><text:s text:c="7"/>write ‘node is not reachable’</text:p>
      <text:p text:style-name="Standard"><text:s text:c="4"/>else</text:p>
      <text:p text:style-name="Standard"><text:s text:c="7"/>write ‘node is reachable’</text:p>
      <text:p text:style-name="Standard"><text:s text:c="4"/>end if</text:p>
      <text:p text:style-name="Standard">end for <text:s text:c="19"/></text:p>
      <text:p text:style-name="Standard"/>
      <text:p text:style-name="Standard">PROGRAM:</text:p>
      <text:p text:style-name="Standard">#include&lt;stdio.h&gt;</text:p>
      <text:p text:style-name="Standard">#include&lt;conio.h&gt;</text:p>
      <text:p text:style-name="Standard">int a[10][10],n;</text:p>
      <text:p text:style-name="Standard">void bfs(int);</text:p>
      <text:p text:style-name="Standard">void main()</text:p>
      <text:p text:style-name="Standard">{</text:p>
      <text:p text:style-name="Standard"><text:s/>int i,j,src;</text:p>
      <text:p text:style-name="Standard"><text:s/>clrscr();</text:p>
      <text:p text:style-name="Standard"><text:s/>printf("\nenter the no of nodes:\t");</text:p>
      <text:p text:style-name="Standard"><text:s/>scanf("%d",&amp;n);</text:p>
      <text:p text:style-name="Standard"><text:s/>printf("\nenter the adjacency matrix:\n");</text:p>
      <text:p text:style-name="Standard"><text:s/>for(i=1;i&lt;=n;i++)</text:p>
      <text:p text:style-name="Standard"><text:s/>{</text:p>
      <text:p text:style-name="Standard"><text:s text:c="2"/>for(j=1;j&lt;=n;j++)</text:p>
      <text:p text:style-name="Standard"><text:s text:c="2"/>{</text:p>
      <text:p text:style-name="Standard"><text:s text:c="3"/>scanf("%d",&amp;a[i][j]);</text:p>
      <text:p text:style-name="Standard"><text:s text:c="2"/>}</text:p>
      <text:p text:style-name="Standard"><text:s/>}</text:p>
      <text:p text:style-name="Standard"><text:s/>printf("\nenter the source node:\t");</text:p>
      <text:p text:style-name="Standard"><text:s/>scanf("%d",&amp;src);</text:p>
      <text:p text:style-name="Standard"><text:s/>bfs(src);</text:p>
      <text:p text:style-name="Standard"><text:s/>getch();</text:p>
      <text:p text:style-name="Standard">}</text:p>
      <text:p text:style-name="Standard"/>
      <text:p text:style-name="Standard">void bfs(int src)</text:p>
      <text:p text:style-name="Standard">{</text:p>
      <text:p text:style-name="Standard"><text:s/>int q[10],f=0,r=-1,vis[10],i,j;</text:p>
      <text:p text:style-name="Standard"><text:s/>for(j=1;j&lt;=n;j++)</text:p>
      <text:p text:style-name="Standard"><text:s/>{</text:p>
      <text:p text:style-name="Standard"><text:s text:c="2"/>vis[j]=0;</text:p>
      <text:p text:style-name="Standard"><text:s/>}</text:p>
      <text:p text:style-name="Standard"><text:s/>vis[src]=1;</text:p>
      <text:p text:style-name="Standard"><text:s/>r=r+1;</text:p>
      <text:p text:style-name="Standard"><text:s/>q[r]=src;</text:p>
      <text:p text:style-name="Standard"><text:s/>while(f&lt;=r)</text:p>
      <text:p text:style-name="Standard"><text:s/>{</text:p>
      <text:p text:style-name="Standard"><text:s text:c="2"/>i=q[f];</text:p>
      <text:p text:style-name="Standard"><text:s text:c="2"/>f=f+1;</text:p>
      <text:p text:style-name="Standard"><text:s text:c="2"/>for(j=1;j&lt;=n;j++)</text:p>
      <text:p text:style-name="Standard"><text:s text:c="2"/>{</text:p>
      <text:p text:style-name="Standard"><text:s text:c="3"/>if(a[i][j]==1&amp;&amp;vis[j]!=1)</text:p>
      <text:p text:style-name="Standard"><text:s text:c="3"/>{</text:p>
      <text:p text:style-name="Standard"><text:soft-page-break/><text:s text:c="4"/>vis[j]=1;</text:p>
      <text:p text:style-name="Standard"><text:s text:c="4"/>r=r+1;</text:p>
      <text:p text:style-name="Standard"><text:s text:c="4"/>q[r]=j;</text:p>
      <text:p text:style-name="Standard"><text:s text:c="3"/>}</text:p>
      <text:p text:style-name="Standard"><text:s text:c="2"/>}</text:p>
      <text:p text:style-name="Standard"><text:s/>}</text:p>
      <text:p text:style-name="Standard"><text:s/>for(j=1;j&lt;=n;j++)</text:p>
      <text:p text:style-name="Standard"><text:s/>{</text:p>
      <text:p text:style-name="Standard"><text:s text:c="2"/>if(vis[j]!=1)</text:p>
      <text:p text:style-name="Standard"><text:s text:c="2"/>{</text:p>
      <text:p text:style-name="Standard"><text:s text:c="3"/>printf("\nnode %d is not reachable\n",j)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3"/>printf("\nnode %d is reachable\n",j);</text:p>
      <text:p text:style-name="Standard"><text:s text:c="2"/>}</text:p>
      <text:p text:style-name="Standard"><text:s/>}</text:p>
      <text:p text:style-name="Standard">}</text:p>
      <text:p text:style-name="Standard"><text:s text:c="40"/>==========Output=============</text:p>
      <text:p text:style-name="Standard">Enter the no. of nodes: <text:s/>6</text:p>
      <text:p text:style-name="Standard"/>
      <text:p text:style-name="Standard">Enter the adjacency matrix:</text:p>
      <text:p text:style-name="Standard">0 <text:s text:c="2"/>1 <text:s text:c="2"/>1 <text:s text:c="2"/>1 <text:s text:c="2"/>0 <text:s text:c="2"/>0</text:p>
      <text:p text:style-name="Standard">0 <text:s text:c="2"/>0 <text:s text:c="2"/>0 <text:s text:c="2"/>0 <text:s text:c="2"/>1 <text:s text:c="2"/>0</text:p>
      <text:p text:style-name="Standard">0 <text:s text:c="2"/>0 <text:s text:c="2"/>0 <text:s text:c="2"/>0 <text:s text:c="2"/>1 <text:s text:c="2"/>1</text:p>
      <text:p text:style-name="Standard">0 <text:s text:c="2"/>0 <text:s text:c="2"/>0 <text:s text:c="2"/>0 <text:s text:c="2"/>0 <text:s text:c="2"/>1</text:p>
      <text:p text:style-name="Standard">0 <text:s text:c="2"/>0 <text:s text:c="2"/>0 <text:s text:c="2"/>0 <text:s text:c="2"/>0 <text:s text:c="2"/>0</text:p>
      <text:p text:style-name="Standard">0 <text:s text:c="2"/>0 <text:s text:c="2"/>0 <text:s text:c="2"/>0 <text:s text:c="2"/>1 <text:s text:c="2"/>0</text:p>
      <text:p text:style-name="Standard"/>
      <text:p text:style-name="Standard">Enter the source node: <text:s/>1</text:p>
      <text:p text:style-name="Standard"/>
      <text:p text:style-name="Standard">Node <text:s/>1 <text:s/>is reachable</text:p>
      <text:p text:style-name="Standard">Node <text:s/>2 <text:s/>is reachable</text:p>
      <text:p text:style-name="Standard">Node <text:s/>3 <text:s/>is reachable</text:p>
      <text:p text:style-name="Standard">Node <text:s/>4 <text:s/>is reachable</text:p>
      <text:p text:style-name="Standard">Node <text:s/>5 <text:s/>is reachable</text:p>
      <text:p text:style-name="Standard">Node <text:s/>6 <text:s/>is reachable</text:p>
      <text:p text:style-name="Standard"><text:s text:c="43"/>=====================</text:p>
      <text:p text:style-name="Standard">9 <text:s text:c="2"/>b. Check whether a given graph is connected or not using DFS method. <text:s/></text:p>
      <text:p text:style-name="Standard"/>
      <text:p text:style-name="Standard">ALGORITHM : dfs(a[1….n,1….n],src)</text:p>
      <text:p text:style-name="Standard">// Implements a depth-first traversal of a given digraph</text:p>
      <text:p text:style-name="Standard">//Input: An adjacency matrix a[1….n,1….n] of given digraph</text:p>
      <text:p text:style-name="Standard">// <text:s text:c="10"/>src-from where the traversal is initiated</text:p>
      <text:p text:style-name="Standard">//Output: returns 0 if graph is not connected otherwise 1 is returned</text:p>
      <text:p text:style-name="Standard">vis[src]1</text:p>
      <text:p text:style-name="Standard">for j1 to n do</text:p>
      <text:p text:style-name="Standard"><text:s text:c="5"/>if a[src,j]=1 and vis[j]!=1</text:p>
      <text:p text:style-name="Standard"><text:s text:c="9"/>dfs(j)</text:p>
      <text:p text:style-name="Standard"><text:s text:c="5"/>end if</text:p>
      <text:p text:style-name="Standard">end for</text:p>
      <text:p text:style-name="Standard">for j1 to n do</text:p>
      <text:p text:style-name="Standard"><text:soft-page-break/><text:s text:c="5"/>if vis[j]!=1</text:p>
      <text:p text:style-name="Standard"><text:s text:c="11"/>write ‘graph is not connected’</text:p>
      <text:p text:style-name="Standard"><text:s text:c="5"/>end if</text:p>
      <text:p text:style-name="Standard">end for</text:p>
      <text:p text:style-name="Standard">write ‘graph is connected’</text:p>
      <text:p text:style-name="Standard">return</text:p>
      <text:p text:style-name="Standard"/>
      <text:p text:style-name="Standard">PROGRAM:</text:p>
      <text:p text:style-name="Standard">#include&lt;stdio.h&gt;</text:p>
      <text:p text:style-name="Standard">#include&lt;conio.h&gt;</text:p>
      <text:p text:style-name="Standard">int a[10][10],n,vis[10];</text:p>
      <text:p text:style-name="Standard">int dfs(int);</text:p>
      <text:p text:style-name="Standard">void main()</text:p>
      <text:p text:style-name="Standard">{</text:p>
      <text:p text:style-name="Standard"><text:s/>int i,j,src,ans;</text:p>
      <text:p text:style-name="Standard"><text:s/>clrscr();</text:p>
      <text:p text:style-name="Standard"><text:s/>for(j=1;j&lt;=n;j++)</text:p>
      <text:p text:style-name="Standard"><text:s/>{</text:p>
      <text:p text:style-name="Standard"><text:s text:c="2"/>vis[j]=0;</text:p>
      <text:p text:style-name="Standard"><text:s/>}</text:p>
      <text:p text:style-name="Standard"><text:s/>printf("\nenter the no of nodes:\t");</text:p>
      <text:p text:style-name="Standard"><text:s/>scanf("%d",&amp;n);</text:p>
      <text:p text:style-name="Standard"><text:s/>printf("\nenter the adjacency matrix:\n");</text:p>
      <text:p text:style-name="Standard"><text:s/>for(i=1;i&lt;=n;i++)</text:p>
      <text:p text:style-name="Standard"><text:s/>{</text:p>
      <text:p text:style-name="Standard"><text:s text:c="2"/>for(j=1;j&lt;=n;j++)</text:p>
      <text:p text:style-name="Standard"><text:s text:c="2"/>{</text:p>
      <text:p text:style-name="Standard"><text:s text:c="3"/>scanf("%d",&amp;a[i][j]);</text:p>
      <text:p text:style-name="Standard"><text:s text:c="2"/>}</text:p>
      <text:p text:style-name="Standard"><text:s/>}</text:p>
      <text:p text:style-name="Standard"><text:s/>printf("\nenter the source node:\t");</text:p>
      <text:p text:style-name="Standard"><text:s/>scanf("%d",&amp;src);</text:p>
      <text:p text:style-name="Standard"><text:s/>ans=dfs(src);</text:p>
      <text:p text:style-name="Standard"><text:s/>if(ans==1)</text:p>
      <text:p text:style-name="Standard"><text:s/>{</text:p>
      <text:p text:style-name="Standard"><text:s text:c="2"/>printf("\ngraph is connected\n");</text:p>
      <text:p text:style-name="Standard"><text:s/>}</text:p>
      <text:p text:style-name="Standard"><text:s/>else</text:p>
      <text:p text:style-name="Standard"><text:s/>{</text:p>
      <text:p text:style-name="Standard"><text:s text:c="2"/>printf("\ngragh is not connected\n");</text:p>
      <text:p text:style-name="Standard"><text:s/>}</text:p>
      <text:p text:style-name="Standard"><text:s/>getch();</text:p>
      <text:p text:style-name="Standard">}</text:p>
      <text:p text:style-name="Standard"/>
      <text:p text:style-name="Standard">int dfs(int src)</text:p>
      <text:p text:style-name="Standard">{</text:p>
      <text:p text:style-name="Standard"><text:s/>int j;</text:p>
      <text:p text:style-name="Standard"><text:s/>vis[src]=1;</text:p>
      <text:p text:style-name="Standard"><text:s/>for(j=1;j&lt;=n;j++)</text:p>
      <text:p text:style-name="Standard"><text:s/>{</text:p>
      <text:p text:style-name="Standard"><text:s text:c="2"/>if(a[src][j]==1&amp;&amp;vis[j]!=1)</text:p>
      <text:p text:style-name="Standard"><text:s text:c="2"/>{</text:p>
      <text:p text:style-name="Standard"><text:soft-page-break/><text:s text:c="3"/>dfs(j);</text:p>
      <text:p text:style-name="Standard"><text:s text:c="2"/>}</text:p>
      <text:p text:style-name="Standard"><text:s/>}</text:p>
      <text:p text:style-name="Standard"><text:s/>for(j=1;j&lt;=n;j++)</text:p>
      <text:p text:style-name="Standard"><text:s/>{</text:p>
      <text:p text:style-name="Standard"><text:s text:c="2"/>if(vis[j]!=1)</text:p>
      <text:p text:style-name="Standard"><text:s text:c="2"/>{</text:p>
      <text:p text:style-name="Standard"><text:s text:c="3"/>return 0;</text:p>
      <text:p text:style-name="Standard"><text:s text:c="2"/>}</text:p>
      <text:p text:style-name="Standard"><text:s/>}</text:p>
      <text:p text:style-name="Standard"><text:s/>return 1;</text:p>
      <text:p text:style-name="Standard">}</text:p>
      <text:p text:style-name="Standard"><text:s text:c="40"/>==========Output=============</text:p>
      <text:p text:style-name="Standard">Enter the no. of nodes: <text:s/>4</text:p>
      <text:p text:style-name="Standard"/>
      <text:p text:style-name="Standard">Enter the adjacency matrix:</text:p>
      <text:p text:style-name="Standard">0 <text:s text:c="2"/>1 <text:s text:c="2"/>1 <text:s text:c="2"/>0</text:p>
      <text:p text:style-name="Standard">0 <text:s text:c="2"/>0 <text:s text:c="2"/>0 <text:s text:c="2"/>0</text:p>
      <text:p text:style-name="Standard">0 <text:s text:c="2"/>0 <text:s text:c="2"/>0 <text:s text:c="2"/>1</text:p>
      <text:p text:style-name="Standard">0 <text:s text:c="2"/>1 <text:s text:c="2"/>0 <text:s text:c="2"/>0</text:p>
      <text:p text:style-name="Standard"/>
      <text:p text:style-name="Standard">Enter the source node: <text:s/>1</text:p>
      <text:p text:style-name="Standard"/>
      <text:p text:style-name="Standard">Graph is connected</text:p>
      <text:p text:style-name="Standard"/>
      <text:p text:style-name="Standard"/>
      <text:p text:style-name="Standard">Enter the no. of nodes: <text:s/>4</text:p>
      <text:p text:style-name="Standard"/>
      <text:p text:style-name="Standard">Enter the adjacency matrix:</text:p>
      <text:p text:style-name="Standard">0 <text:s text:c="2"/>1 <text:s text:c="2"/>1 <text:s text:c="2"/>0</text:p>
      <text:p text:style-name="Standard">0 <text:s text:c="2"/>0 <text:s text:c="2"/>0 <text:s text:c="2"/>0</text:p>
      <text:p text:style-name="Standard">0 <text:s text:c="2"/>1 <text:s text:c="2"/>0 <text:s text:c="2"/>0</text:p>
      <text:p text:style-name="Standard">0 <text:s text:c="2"/>0 <text:s text:c="2"/>0 <text:s text:c="2"/>0</text:p>
      <text:p text:style-name="Standard"/>
      <text:p text:style-name="Standard">Enter the source node: <text:s/>1</text:p>
      <text:p text:style-name="Standard"/>
      <text:p text:style-name="Standard">Graph is not connected</text:p>
      <text:p text:style-name="Standard"><text:s text:c="43"/>=====================</text:p>
      <text:p text:style-name="Standard">10. Find a subset of a given set S = {s1,s2,……,sn} of n positive integers whose sum is equal to a given positive integer d. For example, if S = {1,2,5,6,8} and d = 9 there are two solutions {1,2,6} and {1,8}. A suitable message is to be displayed if the given problem instance doesn’t have a solution.</text:p>
      <text:p text:style-name="Standard"/>
      <text:p text:style-name="Standard">ALGORITHM: subset(s[1….n],d)</text:p>
      <text:p text:style-name="Standard">// To find subsets of a given set of n positive integers whose sum is equal to a given positive integer d</text:p>
      <text:p text:style-name="Standard">//Input: An array s[1….n] of sorted elements</text:p>
      <text:p text:style-name="Standard">// <text:s text:c="10"/>d-required sum</text:p>
      <text:p text:style-name="Standard">//Output: subsets of given set s[1….n] whose elements sum is equal to d</text:p>
      <text:p text:style-name="Standard">x[k]1</text:p>
      <text:p text:style-name="Standard">if m+s[k]=d</text:p>
      <text:p text:style-name="Standard"><text:s text:c="3"/>write ‘subset solution is’, countcount+1</text:p>
      <text:p text:style-name="Standard"><text:soft-page-break/><text:s text:c="3"/>for i0 to k do</text:p>
      <text:p text:style-name="Standard"><text:s text:c="7"/>if x[i]=1</text:p>
      <text:p text:style-name="Standard"><text:s text:c="10"/>write s[i]</text:p>
      <text:p text:style-name="Standard"><text:s text:c="7"/>end if</text:p>
      <text:p text:style-name="Standard"><text:s text:c="3"/>end for</text:p>
      <text:p text:style-name="Standard">else if m+s[k]+s[k+1]&lt;=d</text:p>
      <text:p text:style-name="Standard"><text:s text:c="7"/>subset(m+s[k],k+1,sum-s[k])</text:p>
      <text:p text:style-name="Standard">end if</text:p>
      <text:p text:style-name="Standard">if m+sum-s[k]&gt;=d and m+s[k+1]&lt;=d</text:p>
      <text:p text:style-name="Standard"><text:s text:c="4"/>x[k]0</text:p>
      <text:p text:style-name="Standard"><text:s text:c="4"/>subset(m,k+1,sum-s[k])</text:p>
      <text:p text:style-name="Standard">end if </text:p>
      <text:p text:style-name="Standard"><text:s/></text:p>
      <text:p text:style-name="Standard">PROGRAM:</text:p>
      <text:p text:style-name="Standard">#include&lt;stdio.h&gt;</text:p>
      <text:p text:style-name="Standard">#include&lt;conio.h&gt;</text:p>
      <text:p text:style-name="Standard">void subset(int,int,int);</text:p>
      <text:p text:style-name="Standard">int count,d,s[10],x[10];</text:p>
      <text:p text:style-name="Standard">void main()</text:p>
      <text:p text:style-name="Standard">{</text:p>
      <text:p text:style-name="Standard"><text:s/>int sum=0,count=0,i,n;</text:p>
      <text:p text:style-name="Standard"><text:s/>clrscr();</text:p>
      <text:p text:style-name="Standard"><text:s/>printf("\nenter no. of elements:\t");</text:p>
      <text:p text:style-name="Standard"><text:s/>scanf("%d",&amp;n);</text:p>
      <text:p text:style-name="Standard"><text:s/>printf("\nenter the elements in ascending order:\n");</text:p>
      <text:p text:style-name="Standard"><text:s/>for(i=0;i&lt;=n-1;i++)</text:p>
      <text:p text:style-name="Standard"><text:s/>{</text:p>
      <text:p text:style-name="Standard"><text:s text:c="2"/>scanf("%d",&amp;s[i]);</text:p>
      <text:p text:style-name="Standard"><text:s/>}</text:p>
      <text:p text:style-name="Standard"><text:s/>printf("\nenter the required sum:\t");</text:p>
      <text:p text:style-name="Standard"><text:s/>scanf("%d",&amp;d);</text:p>
      <text:p text:style-name="Standard"><text:s/>for(i=0;i&lt;=n-1;i++)</text:p>
      <text:p text:style-name="Standard"><text:s/>{</text:p>
      <text:p text:style-name="Standard"><text:s text:c="2"/>sum=sum+s[i];</text:p>
      <text:p text:style-name="Standard"><text:s/>}</text:p>
      <text:p text:style-name="Standard"><text:s/>if(sum&lt;d||s[0]&gt;d)</text:p>
      <text:p text:style-name="Standard"><text:s/>{</text:p>
      <text:p text:style-name="Standard"><text:s text:c="2"/>printf("no solution exists\n");</text:p>
      <text:p text:style-name="Standard"><text:s/>}</text:p>
      <text:p text:style-name="Standard"><text:s/>else</text:p>
      <text:p text:style-name="Standard"><text:s/>{</text:p>
      <text:p text:style-name="Standard"><text:s text:c="2"/>subset(0,0,sum);</text:p>
      <text:p text:style-name="Standard"><text:s/>}</text:p>
      <text:p text:style-name="Standard"><text:s/>getch();</text:p>
      <text:p text:style-name="Standard">}</text:p>
      <text:p text:style-name="Standard"/>
      <text:p text:style-name="Standard">void subset(int m,int k,int sum)</text:p>
      <text:p text:style-name="Standard">{</text:p>
      <text:p text:style-name="Standard"><text:s/>int i;</text:p>
      <text:p text:style-name="Standard"><text:s/>x[k]=1;</text:p>
      <text:p text:style-name="Standard"><text:s/>if(m+s[k]==d)</text:p>
      <text:p text:style-name="Standard"><text:s/>{</text:p>
      <text:p text:style-name="Standard"><text:soft-page-break/><text:s text:c="2"/>printf("\nsubset solution %d is\n",++count);</text:p>
      <text:p text:style-name="Standard"><text:s text:c="2"/>for(i=0;i&lt;=k;i++)</text:p>
      <text:p text:style-name="Standard"><text:s text:c="2"/>{</text:p>
      <text:p text:style-name="Standard"><text:s text:c="3"/>if(x[i]==1)</text:p>
      <text:p text:style-name="Standard"><text:s text:c="3"/>{</text:p>
      <text:p text:style-name="Standard"><text:s text:c="4"/>printf("%d\t",s[i]);</text:p>
      <text:p text:style-name="Standard"><text:s text:c="3"/>}</text:p>
      <text:p text:style-name="Standard"><text:s text:c="2"/>}</text:p>
      <text:p text:style-name="Standard"><text:s/>}</text:p>
      <text:p text:style-name="Standard"><text:s/>else if(m+s[k]+s[k+1]&lt;=d)</text:p>
      <text:p text:style-name="Standard"><text:s/>{</text:p>
      <text:p text:style-name="Standard"><text:s text:c="2"/>subset(m+s[k],k+1,sum-s[k]);</text:p>
      <text:p text:style-name="Standard"><text:s/>}</text:p>
      <text:p text:style-name="Standard"><text:s/>if((m+sum-s[k]&gt;=d)&amp;&amp;(m+s[k+1]&lt;=d))</text:p>
      <text:p text:style-name="Standard"><text:s/>{</text:p>
      <text:p text:style-name="Standard"><text:s text:c="2"/>x[k]=0;</text:p>
      <text:p text:style-name="Standard"><text:s text:c="2"/>subset(m,k+1,sum-s[k]);</text:p>
      <text:p text:style-name="Standard"><text:s/>}</text:p>
      <text:p text:style-name="Standard">}</text:p>
      <text:p text:style-name="Standard"><text:s text:c="40"/>==========Output=============</text:p>
      <text:p text:style-name="Standard">Enter the no. of elements: <text:s/>5</text:p>
      <text:p text:style-name="Standard"/>
      <text:p text:style-name="Standard">Enter the elements in ascending order:</text:p>
      <text:p text:style-name="Standard">1 <text:s text:c="3"/>2 <text:s text:c="3"/>5 <text:s text:c="3"/>6 <text:s text:c="3"/>8</text:p>
      <text:p text:style-name="Standard"/>
      <text:p text:style-name="Standard">Enter the required sum: <text:s text:c="2"/>9</text:p>
      <text:p text:style-name="Standard"/>
      <text:p text:style-name="Standard">Subset solution <text:s/>1 <text:s/>is</text:p>
      <text:p text:style-name="Standard">1 <text:s text:c="3"/>2 <text:s text:c="3"/>6</text:p>
      <text:p text:style-name="Standard"/>
      <text:p text:style-name="Standard">Subset solution <text:s/>2 <text:s/>is</text:p>
      <text:p text:style-name="Standard">1 <text:s text:c="3"/>8</text:p>
      <text:p text:style-name="Standard"><text:s text:c="43"/>=====================</text:p>
      <text:p text:style-name="Standard">11. a. Implement Horspool algorithm for String Matching.</text:p>
      <text:p text:style-name="Standard"/>
      <text:p text:style-name="Standard">ALGORITHM: horspool(text[0…n-1],pattern[0….m-1])</text:p>
      <text:p text:style-name="Standard">//Implements Horspool’s algorithm for string matching</text:p>
      <text:p text:style-name="Standard">//Input: text string text[0….n-1] and pattern string pattern[0….m-1]</text:p>
      <text:p text:style-name="Standard">//Output: returns 1 if search is successful otherwise 0 is returned</text:p>
      <text:p text:style-name="Standard">nstrlen(text)</text:p>
      <text:p text:style-name="Standard">mstrlen(pattern)</text:p>
      <text:p text:style-name="Standard">for i0 to n-1 do</text:p>
      <text:p text:style-name="Standard"><text:s text:c="5"/>shift[text[i]]m</text:p>
      <text:p text:style-name="Standard">end for</text:p>
      <text:p text:style-name="Standard">for j0 to m-2 do</text:p>
      <text:p text:style-name="Standard"><text:s text:c="5"/>shift[pattern[j]]m-1-j</text:p>
      <text:p text:style-name="Standard">end for</text:p>
      <text:p text:style-name="Standard">for im-1 to n-1 insteps of i+shift[text[i]] do</text:p>
      <text:p text:style-name="Standard"><text:s text:c="5"/>j0</text:p>
      <text:p text:style-name="Standard"><text:s text:c="5"/>while pattern[m-1-j]=text[i-j] and j&lt;=m-1 do</text:p>
      <text:p text:style-name="Standard"><text:s text:c="14"/>jj+1</text:p>
      <text:p text:style-name="Standard"><text:s text:c="5"/>end while</text:p>
      <text:p text:style-name="Standard"><text:soft-page-break/><text:s text:c="5"/>if j=m</text:p>
      <text:p text:style-name="Standard"><text:s text:c="8"/>return 1</text:p>
      <text:p text:style-name="Standard"><text:s text:c="5"/>end if</text:p>
      <text:p text:style-name="Standard">end for</text:p>
      <text:p text:style-name="Standard">return 0</text:p>
      <text:p text:style-name="Standard"/>
      <text:p text:style-name="Standard">PROGRAM:</text:p>
      <text:p text:style-name="Standard">#include&lt;stdio.h&gt;</text:p>
      <text:p text:style-name="Standard">#include&lt;conio.h&gt;</text:p>
      <text:p text:style-name="Standard">#include&lt;process.h&gt;</text:p>
      <text:p text:style-name="Standard">#include&lt;string.h&gt;</text:p>
      <text:p text:style-name="Standard">int horspool(char[],char[]);</text:p>
      <text:p text:style-name="Standard">void main()</text:p>
      <text:p text:style-name="Standard">{</text:p>
      <text:p text:style-name="Standard"><text:s/>char text[300],pattern[20];</text:p>
      <text:p text:style-name="Standard"><text:s/>int ans;</text:p>
      <text:p text:style-name="Standard"><text:s/>clrscr();</text:p>
      <text:p text:style-name="Standard"><text:s/>printf("\nenter the text:\n");</text:p>
      <text:p text:style-name="Standard"><text:s/>scanf("%s",text);</text:p>
      <text:p text:style-name="Standard"><text:s/>printf("\nenter the pattern:\n");</text:p>
      <text:p text:style-name="Standard"><text:s/>scanf("%s",pattern);</text:p>
      <text:p text:style-name="Standard"><text:s/>ans=horspool(text,pattern);</text:p>
      <text:p text:style-name="Standard"><text:s/>if(ans==1)</text:p>
      <text:p text:style-name="Standard"><text:s/>{</text:p>
      <text:p text:style-name="Standard"><text:s text:c="2"/>printf("\npattern found\n");</text:p>
      <text:p text:style-name="Standard"><text:s/>}</text:p>
      <text:p text:style-name="Standard"><text:s/>else</text:p>
      <text:p text:style-name="Standard"><text:s/>{</text:p>
      <text:p text:style-name="Standard"><text:s text:c="2"/>printf("\npattern is not found\n");</text:p>
      <text:p text:style-name="Standard"><text:s/>}</text:p>
      <text:p text:style-name="Standard"><text:s/>getch();</text:p>
      <text:p text:style-name="Standard">}</text:p>
      <text:p text:style-name="Standard"/>
      <text:p text:style-name="Standard">int horspool(char text[],char pattern[])</text:p>
      <text:p text:style-name="Standard">{</text:p>
      <text:p text:style-name="Standard"><text:s/>int i,j,m,n,shift[300];</text:p>
      <text:p text:style-name="Standard"><text:s/>n=strlen(text);</text:p>
      <text:p text:style-name="Standard"><text:s/>m=strlen(pattern);</text:p>
      <text:p text:style-name="Standard"><text:s/>for(i=0;i&lt;=n-1;i++)</text:p>
      <text:p text:style-name="Standard"><text:s/>{</text:p>
      <text:p text:style-name="Standard"><text:s text:c="2"/>shift[text[i]]=m;</text:p>
      <text:p text:style-name="Standard"><text:s/>}</text:p>
      <text:p text:style-name="Standard"><text:s/>for(j=0;j&lt;=m-2;j++)</text:p>
      <text:p text:style-name="Standard"><text:s/>{</text:p>
      <text:p text:style-name="Standard"><text:s text:c="2"/>shift[pattern[j]]=m-1-j;</text:p>
      <text:p text:style-name="Standard"><text:s/>}</text:p>
      <text:p text:style-name="Standard"><text:s/>for(i=m-1;i&lt;=n-1;i=i+shift[text[i]])</text:p>
      <text:p text:style-name="Standard"><text:s/>{</text:p>
      <text:p text:style-name="Standard"><text:s text:c="2"/>j=0;</text:p>
      <text:p text:style-name="Standard"><text:s text:c="2"/>while(pattern[m-1-j]==text[i-j]&amp;&amp;j&lt;=m-1)</text:p>
      <text:p text:style-name="Standard"><text:s text:c="2"/>{</text:p>
      <text:p text:style-name="Standard"><text:s text:c="3"/>++j;</text:p>
      <text:p text:style-name="Standard"><text:soft-page-break/><text:s text:c="2"/>}</text:p>
      <text:p text:style-name="Standard"><text:s text:c="2"/>if(j==m)</text:p>
      <text:p text:style-name="Standard"><text:s text:c="2"/>{</text:p>
      <text:p text:style-name="Standard"><text:s text:c="3"/>return 1;</text:p>
      <text:p text:style-name="Standard"><text:s text:c="3"/>exit(0);</text:p>
      <text:p text:style-name="Standard"><text:s text:c="2"/>}</text:p>
      <text:p text:style-name="Standard"><text:s/>}</text:p>
      <text:p text:style-name="Standard"><text:s/>return 0;</text:p>
      <text:p text:style-name="Standard">}</text:p>
      <text:p text:style-name="Standard"><text:s text:c="40"/>==========Output=============</text:p>
      <text:p text:style-name="Standard">Enter the text:</text:p>
      <text:p text:style-name="Standard"><text:s/>jim_saw_me_in_the_barbershop</text:p>
      <text:p text:style-name="Standard"/>
      <text:p text:style-name="Standard">Enter the pattern:</text:p>
      <text:p text:style-name="Standard"><text:s/>barber</text:p>
      <text:p text:style-name="Standard"/>
      <text:p text:style-name="Standard">Pattern found</text:p>
      <text:p text:style-name="Standard"/>
      <text:p text:style-name="Standard">Enter the text:</text:p>
      <text:p text:style-name="Standard"><text:s/>jim_saw_me_in_the_barbershop</text:p>
      <text:p text:style-name="Standard"/>
      <text:p text:style-name="Standard">Enter the pattern:</text:p>
      <text:p text:style-name="Standard"><text:s/>bab</text:p>
      <text:p text:style-name="Standard"/>
      <text:p text:style-name="Standard">Pattern is not found</text:p>
      <text:p text:style-name="Standard"><text:s text:c="43"/>=====================</text:p>
      <text:p text:style-name="Standard">11. <text:s/>b. Find the Binomial Co-efficient using Dynamic programming.</text:p>
      <text:p text:style-name="Standard"/>
      <text:p text:style-name="Standard">ALGORITHM: bincof(n,r)</text:p>
      <text:p text:style-name="Standard">//computes binomial co-efficient c(n,r) by dynamic programming</text:p>
      <text:p text:style-name="Standard">//Input: Non-negative integers n and r such that n&gt;=r&gt;=0</text:p>
      <text:p text:style-name="Standard">//Output: The value of <text:s/>c(n,r)</text:p>
      <text:p text:style-name="Standard">for i0 to n do</text:p>
      <text:p text:style-name="Standard"><text:s text:c="4"/>for j0 to r do</text:p>
      <text:p text:style-name="Standard"><text:s text:c="8"/>if j=0</text:p>
      <text:p text:style-name="Standard"><text:s text:c="11"/>c[i,j]1</text:p>
      <text:p text:style-name="Standard"><text:s text:c="8"/>else if i=j</text:p>
      <text:p text:style-name="Standard"><text:s text:c="11"/>c[i,j]1</text:p>
      <text:p text:style-name="Standard"><text:s text:c="9"/>else if i&gt;j</text:p>
      <text:p text:style-name="Standard"><text:s text:c="11"/>c[i,j]c[i-1,j]+c[i-1,j-1]</text:p>
      <text:p text:style-name="Standard"><text:s text:c="9"/>end if</text:p>
      <text:p text:style-name="Standard"><text:s text:c="5"/>end for</text:p>
      <text:p text:style-name="Standard">end for</text:p>
      <text:p text:style-name="Standard">write ‘optimal solution is’,c[n,r]</text:p>
      <text:p text:style-name="Standard"/>
      <text:p text:style-name="Standard">PROGRAM:</text:p>
      <text:p text:style-name="Standard">#include&lt;stdio.h&gt;</text:p>
      <text:p text:style-name="Standard">#include&lt;conio.h&gt;</text:p>
      <text:p text:style-name="Standard">void bincof(int,int);</text:p>
      <text:p text:style-name="Standard">void main()</text:p>
      <text:p text:style-name="Standard">{</text:p>
      <text:p text:style-name="Standard"><text:s/>int n,r;</text:p>
      <text:p text:style-name="Standard"><text:soft-page-break/><text:s/>clrscr();</text:p>
      <text:p text:style-name="Standard"><text:s/>printf("\nenter n:\t");</text:p>
      <text:p text:style-name="Standard"><text:s/>scanf("%d",&amp;n);</text:p>
      <text:p text:style-name="Standard"><text:s/>printf("\nenter r:\t");</text:p>
      <text:p text:style-name="Standard"><text:s/>scanf("%d",&amp;r);</text:p>
      <text:p text:style-name="Standard"><text:s/>bincof(n,r);</text:p>
      <text:p text:style-name="Standard"><text:s/>getch();</text:p>
      <text:p text:style-name="Standard">}</text:p>
      <text:p text:style-name="Standard"/>
      <text:p text:style-name="Standard">void bincof(int n,int r)</text:p>
      <text:p text:style-name="Standard">{</text:p>
      <text:p text:style-name="Standard"><text:s/>int i,j,c[10][10];</text:p>
      <text:p text:style-name="Standard"><text:s/>for(i=0;i&lt;=n;i++)</text:p>
      <text:p text:style-name="Standard"><text:s/>{</text:p>
      <text:p text:style-name="Standard"><text:s text:c="2"/>for(j=0;j&lt;=r;j++)</text:p>
      <text:p text:style-name="Standard"><text:s text:c="2"/>{</text:p>
      <text:p text:style-name="Standard"><text:s text:c="3"/>if(j==0)</text:p>
      <text:p text:style-name="Standard"><text:s text:c="3"/>{</text:p>
      <text:p text:style-name="Standard"><text:s text:c="4"/>c[i][j]=1;</text:p>
      <text:p text:style-name="Standard"><text:s text:c="3"/>}</text:p>
      <text:p text:style-name="Standard"><text:s text:c="3"/>else if(i==j)</text:p>
      <text:p text:style-name="Standard"><text:s text:c="3"/>{</text:p>
      <text:p text:style-name="Standard"><text:s text:c="4"/>c[i][j]=1;</text:p>
      <text:p text:style-name="Standard"><text:s text:c="3"/>}</text:p>
      <text:p text:style-name="Standard"><text:s text:c="3"/>else if(i&gt;j)</text:p>
      <text:p text:style-name="Standard"><text:s text:c="3"/>{</text:p>
      <text:p text:style-name="Standard"><text:s text:c="4"/>c[i][j]=c[i-1][j]+c[i-1][j-1];</text:p>
      <text:p text:style-name="Standard"><text:s text:c="3"/>}</text:p>
      <text:p text:style-name="Standard"><text:s text:c="2"/>}</text:p>
      <text:p text:style-name="Standard"><text:s/>}</text:p>
      <text:p text:style-name="Standard"><text:s/>printf("\noutput is:\n");</text:p>
      <text:p text:style-name="Standard"><text:s/>for(i=0;i&lt;=n;i++)</text:p>
      <text:p text:style-name="Standard"><text:s/>{</text:p>
      <text:p text:style-name="Standard"><text:s text:c="2"/>for(j=0;j&lt;=r;j++)</text:p>
      <text:p text:style-name="Standard"><text:s text:c="2"/>{</text:p>
      <text:p text:style-name="Standard"><text:s text:c="3"/>if(j&lt;=i)</text:p>
      <text:p text:style-name="Standard"><text:s text:c="3"/>{</text:p>
      <text:p text:style-name="Standard"><text:s text:c="4"/>printf("%d\t",c[i][j]);</text:p>
      <text:p text:style-name="Standard"><text:s text:c="3"/>}</text:p>
      <text:p text:style-name="Standard"><text:s text:c="2"/>}</text:p>
      <text:p text:style-name="Standard"><text:s text:c="2"/>printf("\n\n");</text:p>
      <text:p text:style-name="Standard"><text:s/>}</text:p>
      <text:p text:style-name="Standard"><text:s/>printf("\noptimal solution is %d",c[n][r]);</text:p>
      <text:p text:style-name="Standard">}</text:p>
      <text:p text:style-name="Standard"><text:s text:c="40"/>==========Output=============</text:p>
      <text:p text:style-name="Standard">Enter <text:s/>n: <text:s/>4</text:p>
      <text:p text:style-name="Standard"/>
      <text:p text:style-name="Standard">Enter <text:s/>r: <text:s text:c="2"/>2</text:p>
      <text:p text:style-name="Standard"/>
      <text:p text:style-name="Standard">Output is:</text:p>
      <text:p text:style-name="Standard">1</text:p>
      <text:p text:style-name="Standard">1 <text:s text:c="2"/>1</text:p>
      <text:p text:style-name="Standard"><text:soft-page-break/>1 <text:s text:c="2"/>2 <text:s text:c="2"/>1</text:p>
      <text:p text:style-name="Standard">1 <text:s text:c="2"/>3 <text:s text:c="2"/>3</text:p>
      <text:p text:style-name="Standard">1 <text:s text:c="2"/>4 <text:s text:c="2"/>6</text:p>
      <text:p text:style-name="Standard"/>
      <text:p text:style-name="Standard">Optimal solution is <text:s/>6</text:p>
      <text:p text:style-name="Standard"><text:s text:c="43"/>=====================</text:p>
      <text:p text:style-name="Standard">12. Find Minimum Cost Spanning Tree of a given undirected graph using Prim’s algorithm.</text:p>
      <text:p text:style-name="Standard"/>
      <text:p text:style-name="Standard">ALGORITHM: prims(c[1…n,1…n])</text:p>
      <text:p text:style-name="Standard">//To compute the minimum spanning tree of a given weighted undirected graph using Prim’s</text:p>
      <text:p text:style-name="Standard">// algorithm</text:p>
      <text:p text:style-name="Standard">//Input: An nXn cost matrix c[1…n,1….n]</text:p>
      <text:p text:style-name="Standard">//Output: minimum cost of spanning tree of given undirected graph</text:p>
      <text:p text:style-name="Standard">ne0</text:p>
      <text:p text:style-name="Standard">mincost0</text:p>
      <text:p text:style-name="Standard">for i1 to n do</text:p>
      <text:p text:style-name="Standard"><text:s text:c="5"/>elec[i]1</text:p>
      <text:p text:style-name="Standard">end for</text:p>
      <text:p text:style-name="Standard">elec[1]1</text:p>
      <text:p text:style-name="Standard">while ne!=n-1 do</text:p>
      <text:p text:style-name="Standard"><text:s text:c="5"/>min9999</text:p>
      <text:p text:style-name="Standard"><text:s text:c="5"/>for i1 to n do</text:p>
      <text:p text:style-name="Standard"><text:s text:c="10"/>for j1 to n do</text:p>
      <text:p text:style-name="Standard"><text:s text:c="12"/>if elec[i]=1</text:p>
      <text:p text:style-name="Standard"><text:s text:c="15"/>if c[i,j]&lt;min</text:p>
      <text:p text:style-name="Standard"><text:s text:c="19"/>minc[i,j]</text:p>
      <text:p text:style-name="Standard"><text:s text:c="19"/>ui</text:p>
      <text:p text:style-name="Standard"><text:s text:c="20"/>vj <text:s/></text:p>
      <text:p text:style-name="Standard"><text:s text:c="14"/>end if</text:p>
      <text:p text:style-name="Standard"><text:s text:c="12"/>end if </text:p>
      <text:p text:style-name="Standard"><text:s text:c="10"/>end for</text:p>
      <text:p text:style-name="Standard"><text:s text:c="4"/>end for</text:p>
      <text:p text:style-name="Standard"><text:s text:c="4"/>if elec[v]!=1</text:p>
      <text:p text:style-name="Standard"><text:s text:c="7"/>write u,v,min</text:p>
      <text:p text:style-name="Standard"><text:s text:c="7"/>elec[v]1</text:p>
      <text:p text:style-name="Standard"><text:s text:c="7"/>nene+1</text:p>
      <text:p text:style-name="Standard"><text:s text:c="7"/>mincostmincost+min</text:p>
      <text:p text:style-name="Standard"><text:s text:c="4"/>end if</text:p>
      <text:p text:style-name="Standard"><text:s text:c="4"/>c[u,v]9999</text:p>
      <text:p text:style-name="Standard"><text:s text:c="4"/>c[v,u]9999</text:p>
      <text:p text:style-name="Standard">end while</text:p>
      <text:p text:style-name="Standard">write mincost</text:p>
      <text:p text:style-name="Standard">return</text:p>
      <text:p text:style-name="Standard"/>
      <text:p text:style-name="Standard">PROGRAM:</text:p>
      <text:p text:style-name="Standard">#include&lt;stdio.h&gt;</text:p>
      <text:p text:style-name="Standard">#include&lt;conio.h&gt;</text:p>
      <text:p text:style-name="Standard">#include&lt;process.h&gt;</text:p>
      <text:p text:style-name="Standard">void prims();</text:p>
      <text:p text:style-name="Standard">int c[10][10],n;</text:p>
      <text:p text:style-name="Standard">void main()</text:p>
      <text:p text:style-name="Standard">{</text:p>
      <text:p text:style-name="Standard"><text:soft-page-break/><text:s/>int i,j;</text:p>
      <text:p text:style-name="Standard"><text:s/>clrscr();</text:p>
      <text:p text:style-name="Standard"><text:s/>printf("\nenter the no. of vertices:\t");</text:p>
      <text:p text:style-name="Standard"><text:s/>scanf("%d",&amp;n);</text:p>
      <text:p text:style-name="Standard"><text:s/>printf("\nenter the cost matrix:\n");</text:p>
      <text:p text:style-name="Standard"><text:s/>for(i=1;i&lt;=n;i++)</text:p>
      <text:p text:style-name="Standard"><text:s/>{</text:p>
      <text:p text:style-name="Standard"><text:s text:c="2"/>for(j=1;j&lt;=n;j++)</text:p>
      <text:p text:style-name="Standard"><text:s text:c="2"/>{</text:p>
      <text:p text:style-name="Standard"><text:s text:c="3"/>scanf("%d",&amp;c[i][j]);</text:p>
      <text:p text:style-name="Standard"><text:s text:c="2"/>}</text:p>
      <text:p text:style-name="Standard"><text:s/>}</text:p>
      <text:p text:style-name="Standard"><text:s/>prims();</text:p>
      <text:p text:style-name="Standard"><text:s/>getch();</text:p>
      <text:p text:style-name="Standard">}</text:p>
      <text:p text:style-name="Standard"/>
      <text:p text:style-name="Standard">void prims()</text:p>
      <text:p text:style-name="Standard">{</text:p>
      <text:p text:style-name="Standard"><text:s/>int i,j,u,v,min;</text:p>
      <text:p text:style-name="Standard"><text:s/>int ne=0,mincost=0;</text:p>
      <text:p text:style-name="Standard"><text:s/>int elec[10];</text:p>
      <text:p text:style-name="Standard"><text:s/>for(i=1;i&lt;=n;i++)</text:p>
      <text:p text:style-name="Standard"><text:s/>{</text:p>
      <text:p text:style-name="Standard"><text:s text:c="2"/>elec[i]=0;</text:p>
      <text:p text:style-name="Standard"><text:s/>}</text:p>
      <text:p text:style-name="Standard"><text:s/>elec[1]=1;</text:p>
      <text:p text:style-name="Standard"><text:s/>while(ne!=n-1)</text:p>
      <text:p text:style-name="Standard"><text:s/>{</text:p>
      <text:p text:style-name="Standard"><text:s text:c="2"/>min=9999;</text:p>
      <text:p text:style-name="Standard"><text:s text:c="2"/>for(i=1;i&lt;=n;i++)</text:p>
      <text:p text:style-name="Standard"><text:s text:c="2"/>{</text:p>
      <text:p text:style-name="Standard"><text:s text:c="3"/>for(j=1;j&lt;=n;j++)</text:p>
      <text:p text:style-name="Standard"><text:s text:c="3"/>{</text:p>
      <text:p text:style-name="Standard"><text:s text:c="4"/>if(elec[i]==1)</text:p>
      <text:p text:style-name="Standard"><text:s text:c="4"/>{</text:p>
      <text:p text:style-name="Standard"><text:s text:c="5"/>if(c[i][j]&lt;min)</text:p>
      <text:p text:style-name="Standard"><text:s text:c="5"/>{</text:p>
      <text:p text:style-name="Standard"><text:s text:c="6"/>min=c[i][j];</text:p>
      <text:p text:style-name="Standard"><text:s text:c="6"/>u=i;</text:p>
      <text:p text:style-name="Standard"><text:s text:c="6"/>v=j;</text:p>
      <text:p text:style-name="Standard"><text:s text:c="5"/>}</text:p>
      <text:p text:style-name="Standard"><text:s text:c="4"/>}</text:p>
      <text:p text:style-name="Standard"><text:s text:c="3"/>}</text:p>
      <text:p text:style-name="Standard"><text:s text:c="2"/>}</text:p>
      <text:p text:style-name="Standard"><text:s text:c="2"/>if(elec[v]!=1)</text:p>
      <text:p text:style-name="Standard"><text:s text:c="2"/>{</text:p>
      <text:p text:style-name="Standard"><text:s text:c="3"/>printf("\n%d-----&gt;%d=%d\n",u,v,min);</text:p>
      <text:p text:style-name="Standard"><text:s text:c="3"/>elec[v]=1;</text:p>
      <text:p text:style-name="Standard"><text:s text:c="3"/>ne=ne+1;</text:p>
      <text:p text:style-name="Standard"><text:s text:c="3"/>mincost=mincost+min;</text:p>
      <text:p text:style-name="Standard"><text:s text:c="2"/>}</text:p>
      <text:p text:style-name="Standard"><text:s text:c="2"/>c[u][v]=c[v][u]=9999;</text:p>
      <text:p text:style-name="Standard"><text:soft-page-break/><text:s/>}</text:p>
      <text:p text:style-name="Standard"><text:s/>printf("\nmincost=%d",mincost);</text:p>
      <text:p text:style-name="Standard">}</text:p>
      <text:p text:style-name="Standard"><text:s text:c="40"/>==========Output=============</text:p>
      <text:p text:style-name="Standard">Enter the no. of vertices: <text:s text:c="2"/>6</text:p>
      <text:p text:style-name="Standard"/>
      <text:p text:style-name="Standard">Enter the cost matrix:</text:p>
      <text:p text:style-name="Standard">9999 <text:s text:c="9"/>3 <text:s text:c="3"/>9999 <text:s text:c="3"/>9999 <text:s text:c="9"/>6 <text:s text:c="10"/>5</text:p>
      <text:p text:style-name="Standard"><text:s text:c="6"/>3 <text:s text:c="3"/>9999 <text:s text:c="9"/>1 <text:s text:c="3"/>9999 <text:s text:c="3"/>9999 <text:s text:c="10"/>4</text:p>
      <text:p text:style-name="Standard">9999 <text:s text:c="9"/>1 <text:s text:c="3"/>9999 <text:s text:c="9"/>6 <text:s text:c="3"/>9999 <text:s text:c="10"/>4</text:p>
      <text:p text:style-name="Standard">9999 <text:s text:c="9"/>6 <text:s text:c="9"/>6 <text:s text:c="3"/>9999 <text:s text:c="9"/>8 <text:s text:c="10"/>5</text:p>
      <text:p text:style-name="Standard"><text:s text:c="6"/>6 <text:s text:c="3"/>9999 <text:s text:c="3"/>9999 <text:s text:c="9"/>8 <text:s text:c="3"/>9999 <text:s text:c="10"/>2</text:p>
      <text:p text:style-name="Standard"><text:s text:c="6"/>5 <text:s text:c="9"/>4 <text:s text:c="9"/>4 <text:s text:c="9"/>5 <text:s text:c="9"/>2 <text:s text:c="4"/>9999</text:p>
      <text:p text:style-name="Standard"/>
      <text:p text:style-name="Standard">2-----------&gt; 3 = 1</text:p>
      <text:p text:style-name="Standard">5-----------&gt; 6 = 2</text:p>
      <text:p text:style-name="Standard">1-----------&gt; 2 = 3</text:p>
      <text:p text:style-name="Standard">2-----------&gt; 6 = 4</text:p>
      <text:p text:style-name="Standard">4-----------&gt; 6 = 5</text:p>
      <text:p text:style-name="Standard"/>
      <text:p text:style-name="Standard">Mincost = 15</text:p>
      <text:p text:style-name="Standard"><text:s text:c="43"/>=====================</text:p>
      <text:p text:style-name="Standard">13. a. Implement Floyd’s algorithm for the All-Pairs-Shortest-Paths problem.</text:p>
      <text:p text:style-name="Standard"/>
      <text:p text:style-name="Standard">ALGORITHM: floyds(a[1….n,1….n])</text:p>
      <text:p text:style-name="Standard">//Implements Floyd’s algorithm for all-pairs shortest path problem</text:p>
      <text:p text:style-name="Standard">//Input: cost matrix a[1….n,1….n] of size nXn</text:p>
      <text:p text:style-name="Standard">//Output: Shortest distance matrix a[1….n,1….n] of size nXn</text:p>
      <text:p text:style-name="Standard">for k1 to n do</text:p>
      <text:p text:style-name="Standard"><text:s text:c="4"/>for i1 to n do</text:p>
      <text:p text:style-name="Standard"><text:s text:c="8"/>for j1 to n do</text:p>
      <text:p text:style-name="Standard"><text:s text:c="12"/>a[i,j]min(a[i,j],a[i,k]+a[k,j])</text:p>
      <text:p text:style-name="Standard"><text:s text:c="8"/>end for</text:p>
      <text:p text:style-name="Standard"><text:s text:c="4"/>end for</text:p>
      <text:p text:style-name="Standard">end for</text:p>
      <text:p text:style-name="Standard">write ‘all pair shortest path matrix is’</text:p>
      <text:p text:style-name="Standard">for i1 to n do</text:p>
      <text:p text:style-name="Standard"><text:s text:c="4"/>for j1 to n do</text:p>
      <text:p text:style-name="Standard"><text:s text:c="8"/>write a[i,j]</text:p>
      <text:p text:style-name="Standard"><text:s text:c="4"/>end for</text:p>
      <text:p text:style-name="Standard">end for</text:p>
      <text:p text:style-name="Standard"/>
      <text:p text:style-name="Standard">PROGRAM:</text:p>
      <text:p text:style-name="Standard">#include&lt;stdio.h&gt;</text:p>
      <text:p text:style-name="Standard">#include&lt;conio.h&gt;</text:p>
      <text:p text:style-name="Standard">int a[10][10],n;</text:p>
      <text:p text:style-name="Standard">void floyds();</text:p>
      <text:p text:style-name="Standard">int min(int,int);</text:p>
      <text:p text:style-name="Standard">void main()</text:p>
      <text:p text:style-name="Standard">{</text:p>
      <text:p text:style-name="Standard"><text:s/>int i,j;</text:p>
      <text:p text:style-name="Standard"><text:s/>clrscr();</text:p>
      <text:p text:style-name="Standard"><text:soft-page-break/><text:s/>printf("\nenter the no. of vertices:\t");</text:p>
      <text:p text:style-name="Standard"><text:s/>scanf("%d",&amp;n);</text:p>
      <text:p text:style-name="Standard"><text:s/>printf("\nenter the cost matrix:\n");</text:p>
      <text:p text:style-name="Standard"><text:s/>for(i=1;i&lt;=n;i++)</text:p>
      <text:p text:style-name="Standard"><text:s/>{</text:p>
      <text:p text:style-name="Standard"><text:s text:c="2"/>for(j=1;j&lt;=n;j++)</text:p>
      <text:p text:style-name="Standard"><text:s text:c="2"/>{</text:p>
      <text:p text:style-name="Standard"><text:s text:c="3"/>scanf("%d",&amp;a[i][j]);</text:p>
      <text:p text:style-name="Standard"><text:s text:c="2"/>}</text:p>
      <text:p text:style-name="Standard"><text:s/>}</text:p>
      <text:p text:style-name="Standard"><text:s/>floyds();</text:p>
      <text:p text:style-name="Standard"><text:s/>getch();</text:p>
      <text:p text:style-name="Standard">}</text:p>
      <text:p text:style-name="Standard"/>
      <text:p text:style-name="Standard">void floyds()</text:p>
      <text:p text:style-name="Standard">{</text:p>
      <text:p text:style-name="Standard"><text:s/>int i,j,k;</text:p>
      <text:p text:style-name="Standard"><text:s/>for(k=1;k&lt;=n;k++)</text:p>
      <text:p text:style-name="Standard"><text:s/>{</text:p>
      <text:p text:style-name="Standard"><text:s text:c="2"/>for(i=1;i&lt;=n;i++)</text:p>
      <text:p text:style-name="Standard"><text:s text:c="2"/>{</text:p>
      <text:p text:style-name="Standard"><text:s text:c="3"/>for(j=1;j&lt;=n;j++)</text:p>
      <text:p text:style-name="Standard"><text:s text:c="3"/>{</text:p>
      <text:p text:style-name="Standard"><text:s text:c="4"/>a[i][j]=min(a[i][j],a[i][k]+a[k][j]);</text:p>
      <text:p text:style-name="Standard"><text:s text:c="3"/>}</text:p>
      <text:p text:style-name="Standard"><text:s text:c="2"/>}</text:p>
      <text:p text:style-name="Standard"><text:s/>}</text:p>
      <text:p text:style-name="Standard"><text:s/>printf("\nall pair shortest path matrix is:\n");</text:p>
      <text:p text:style-name="Standard"><text:s/>for(i=1;i&lt;=n;i++)</text:p>
      <text:p text:style-name="Standard"><text:s/>{</text:p>
      <text:p text:style-name="Standard"><text:s text:c="2"/>for(j=1;j&lt;=n;j++)</text:p>
      <text:p text:style-name="Standard"><text:s text:c="2"/>{</text:p>
      <text:p text:style-name="Standard"><text:s text:c="3"/>printf("%d\t",a[i][j]);</text:p>
      <text:p text:style-name="Standard"><text:s text:c="2"/>}</text:p>
      <text:p text:style-name="Standard"><text:s text:c="2"/>printf("\n\n");</text:p>
      <text:p text:style-name="Standard"><text:s/>}</text:p>
      <text:p text:style-name="Standard">}</text:p>
      <text:p text:style-name="Standard"/>
      <text:p text:style-name="Standard">int min(int x,int y)</text:p>
      <text:p text:style-name="Standard">{</text:p>
      <text:p text:style-name="Standard"><text:s/>if(x&lt;y)</text:p>
      <text:p text:style-name="Standard"><text:s/>{</text:p>
      <text:p text:style-name="Standard"><text:s text:c="2"/>return x;</text:p>
      <text:p text:style-name="Standard"><text:s/>}</text:p>
      <text:p text:style-name="Standard"><text:s/>else</text:p>
      <text:p text:style-name="Standard"><text:s/>{</text:p>
      <text:p text:style-name="Standard"><text:s text:c="2"/>return y;</text:p>
      <text:p text:style-name="Standard"><text:s/>}</text:p>
      <text:p text:style-name="Standard">}</text:p>
      <text:p text:style-name="Standard"><text:s text:c="40"/>==========Output=============</text:p>
      <text:p text:style-name="Standard">Enter the no. of vertices: <text:s/>4</text:p>
      <text:p text:style-name="Standard"/>
      <text:p text:style-name="Standard"><text:soft-page-break/>Enter the cost matrix:</text:p>
      <text:p text:style-name="Standard">9999 <text:s text:c="2"/>9999 <text:s text:c="8"/>3 <text:s text:c="2"/>9999</text:p>
      <text:p text:style-name="Standard"><text:s text:c="6"/>2 <text:s text:c="2"/>9999 <text:s text:c="2"/>9999 <text:s text:c="2"/>9999</text:p>
      <text:p text:style-name="Standard">9999 <text:s text:c="8"/>7 <text:s text:c="2"/>9999 <text:s text:c="8"/>1</text:p>
      <text:p text:style-name="Standard"><text:s text:c="6"/>6 <text:s text:c="2"/>9999 <text:s text:c="2"/>9999 <text:s text:c="2"/>9999</text:p>
      <text:p text:style-name="Standard"/>
      <text:p text:style-name="Standard">All pair shortest path matrix is:</text:p>
      <text:p text:style-name="Standard">10 <text:s text:c="4"/>10 <text:s text:c="5"/>3 <text:s text:c="5"/>4</text:p>
      <text:p text:style-name="Standard"><text:s text:c="2"/>2 <text:s text:c="4"/>12 <text:s text:c="5"/>5 <text:s text:c="5"/>6</text:p>
      <text:p text:style-name="Standard"><text:s text:c="2"/>7 <text:s text:c="6"/>7 <text:s text:c="3"/>10 <text:s text:c="5"/>1</text:p>
      <text:p text:style-name="Standard"><text:s text:c="2"/>6 <text:s text:c="4"/>16 <text:s text:c="5"/>9 <text:s text:c="3"/>10</text:p>
      <text:p text:style-name="Standard"><text:s text:c="43"/>=====================</text:p>
      <text:p text:style-name="Standard">13. b. Compute the transitive closure of a given directed graph using Warshall’s algorithm.</text:p>
      <text:p text:style-name="Standard"/>
      <text:p text:style-name="Standard">ALGORITHM: warshalls(a[1…n,1….n])</text:p>
      <text:p text:style-name="Standard">// Implements Warshall’s algorithm for computing the transitive closure</text:p>
      <text:p text:style-name="Standard">//Input: The adjacency matrix a[1….n,1….n] of a digraph with n vertices</text:p>
      <text:p text:style-name="Standard">//Output: The transitive closure of the digraph</text:p>
      <text:p text:style-name="Standard">for k1 to n do</text:p>
      <text:p text:style-name="Standard"><text:s text:c="4"/>for i1 to n do</text:p>
      <text:p text:style-name="Standard"><text:s text:c="8"/>for j1 to n do</text:p>
      <text:p text:style-name="Standard"><text:s text:c="12"/>if a[i,j]!=1</text:p>
      <text:p text:style-name="Standard"><text:s text:c="16"/>if a[i,k]=1 and a[k,j]=1</text:p>
      <text:p text:style-name="Standard"><text:s text:c="21"/>a[i,j]1</text:p>
      <text:p text:style-name="Standard"><text:s text:c="16"/>end if</text:p>
      <text:p text:style-name="Standard"><text:s text:c="12"/>end if</text:p>
      <text:p text:style-name="Standard"><text:s text:c="8"/>end for</text:p>
      <text:p text:style-name="Standard"><text:s text:c="4"/>end for</text:p>
      <text:p text:style-name="Standard">end for</text:p>
      <text:p text:style-name="Standard">write ‘ path matrix is’</text:p>
      <text:p text:style-name="Standard">for i1 to n do</text:p>
      <text:p text:style-name="Standard"><text:s text:c="4"/>for j1 to n do</text:p>
      <text:p text:style-name="Standard"><text:s text:c="8"/>write a[i,j]</text:p>
      <text:p text:style-name="Standard"><text:s text:c="4"/>end for</text:p>
      <text:p text:style-name="Standard">end for</text:p>
      <text:p text:style-name="Standard"/>
      <text:p text:style-name="Standard">PROGRAM:</text:p>
      <text:p text:style-name="Standard">#include&lt;stdio.h&gt;</text:p>
      <text:p text:style-name="Standard">#include&lt;conio.h&gt;</text:p>
      <text:p text:style-name="Standard">int a[10][10],n;</text:p>
      <text:p text:style-name="Standard">void warshalls();</text:p>
      <text:p text:style-name="Standard">void main()</text:p>
      <text:p text:style-name="Standard">{</text:p>
      <text:p text:style-name="Standard"><text:s/>int i,j;</text:p>
      <text:p text:style-name="Standard"><text:s/>clrscr();</text:p>
      <text:p text:style-name="Standard"><text:s/>printf("\nenter the no. of vertices:\t");</text:p>
      <text:p text:style-name="Standard"><text:s/>scanf("%d",&amp;n);</text:p>
      <text:p text:style-name="Standard"><text:s/>printf("\nenter the adjacency matrix:\n");</text:p>
      <text:p text:style-name="Standard"><text:s/>for(i=1;i&lt;=n;i++)</text:p>
      <text:p text:style-name="Standard"><text:s/>{</text:p>
      <text:p text:style-name="Standard"><text:s text:c="2"/>for(j=1;j&lt;=n;j++)</text:p>
      <text:p text:style-name="Standard"><text:s text:c="2"/>{</text:p>
      <text:p text:style-name="Standard"><text:soft-page-break/><text:s text:c="3"/>scanf("%d",&amp;a[i][j]);</text:p>
      <text:p text:style-name="Standard"><text:s text:c="2"/>}</text:p>
      <text:p text:style-name="Standard"><text:s/>}</text:p>
      <text:p text:style-name="Standard"><text:s/>warshalls();</text:p>
      <text:p text:style-name="Standard"><text:s/>getch();</text:p>
      <text:p text:style-name="Standard">}</text:p>
      <text:p text:style-name="Standard"/>
      <text:p text:style-name="Standard">void warshalls()</text:p>
      <text:p text:style-name="Standard">{</text:p>
      <text:p text:style-name="Standard"><text:s/>int i,j,k;</text:p>
      <text:p text:style-name="Standard"><text:s/>for(k=1;k&lt;=n;k++)</text:p>
      <text:p text:style-name="Standard"><text:s/>{</text:p>
      <text:p text:style-name="Standard"><text:s text:c="2"/>for(i=1;i&lt;=n;i++)</text:p>
      <text:p text:style-name="Standard"><text:s text:c="2"/>{</text:p>
      <text:p text:style-name="Standard"><text:s text:c="3"/>for(j=1;j&lt;=n;j++)</text:p>
      <text:p text:style-name="Standard"><text:s text:c="3"/>{</text:p>
      <text:p text:style-name="Standard"><text:s text:c="4"/>if(a[i][j]!=1)</text:p>
      <text:p text:style-name="Standard"><text:s text:c="4"/>{</text:p>
      <text:p text:style-name="Standard"><text:s text:c="5"/>if(a[i][k]==1&amp;&amp;a[k][j]==1)</text:p>
      <text:p text:style-name="Standard"><text:s text:c="5"/>{</text:p>
      <text:p text:style-name="Standard"><text:s text:c="6"/>a[i][j]=1;</text:p>
      <text:p text:style-name="Standard"><text:s text:c="5"/>}</text:p>
      <text:p text:style-name="Standard"><text:s text:c="4"/>}</text:p>
      <text:p text:style-name="Standard"><text:s text:c="3"/>}</text:p>
      <text:p text:style-name="Standard"><text:s text:c="2"/>}</text:p>
      <text:p text:style-name="Standard"><text:s/>}</text:p>
      <text:p text:style-name="Standard"><text:s/>printf("\npath matrix is:\n");</text:p>
      <text:p text:style-name="Standard"><text:s/>for(i=1;i&lt;=n;i++)</text:p>
      <text:p text:style-name="Standard"><text:s/>{</text:p>
      <text:p text:style-name="Standard"><text:s text:c="2"/>for(j=1;j&lt;=n;j++)</text:p>
      <text:p text:style-name="Standard"><text:s text:c="2"/>{</text:p>
      <text:p text:style-name="Standard"><text:s text:c="3"/>printf("%d\t",a[i][j]);</text:p>
      <text:p text:style-name="Standard"><text:s text:c="2"/>}</text:p>
      <text:p text:style-name="Standard"><text:s text:c="2"/>printf("\n\n");</text:p>
      <text:p text:style-name="Standard"><text:s/>}</text:p>
      <text:p text:style-name="Standard">}</text:p>
      <text:p text:style-name="Standard"><text:s text:c="40"/>==========Output=============</text:p>
      <text:p text:style-name="Standard">Enter the no. of vertices: <text:s/>4</text:p>
      <text:p text:style-name="Standard"/>
      <text:p text:style-name="Standard">Enter the adjacency matrix:</text:p>
      <text:p text:style-name="Standard">0 <text:s text:c="2"/>1 <text:s text:c="2"/>0 <text:s text:c="2"/>0</text:p>
      <text:p text:style-name="Standard">0 <text:s text:c="2"/>0 <text:s text:c="2"/>1 <text:s text:c="2"/>0</text:p>
      <text:p text:style-name="Standard">1 <text:s text:c="2"/>0 <text:s text:c="2"/>0 <text:s text:c="2"/>1</text:p>
      <text:p text:style-name="Standard">0 <text:s text:c="2"/>0 <text:s text:c="2"/>0 <text:s text:c="2"/>0</text:p>
      <text:p text:style-name="Standard"/>
      <text:p text:style-name="Standard">Path matrix is:</text:p>
      <text:p text:style-name="Standard">1 <text:s text:c="2"/>1 <text:s text:c="2"/>1 <text:s text:c="2"/>1</text:p>
      <text:p text:style-name="Standard">1 <text:s text:c="2"/>1 <text:s text:c="2"/>1 <text:s text:c="2"/>1</text:p>
      <text:p text:style-name="Standard">1 <text:s text:c="2"/>1 <text:s text:c="2"/>1 <text:s text:c="2"/>1</text:p>
      <text:p text:style-name="Standard">0 <text:s text:c="2"/>0 <text:s text:c="2"/>0 <text:s text:c="2"/>0</text:p>
      <text:p text:style-name="Standard"><text:s text:c="43"/>=====================</text:p>
      <text:p text:style-name="Standard">14. Implement N Queen’s problem using Back Tracking.</text:p>
      <text:p text:style-name="Standard"><text:soft-page-break/></text:p>
      <text:p text:style-name="Standard">ALGORITHM: nqueens(n)</text:p>
      <text:p text:style-name="Standard">//places n queens on a nXn matrix such that no two queens are placed along <text:s/>same row or same column</text:p>
      <text:p text:style-name="Standard">//or same diagonal using backtracking method</text:p>
      <text:p text:style-name="Standard">//Input: n-number of queens</text:p>
      <text:p text:style-name="Standard">//Output: k-the queen k</text:p>
      <text:p text:style-name="Standard">// <text:s text:c="12"/>x[k]-the position of queen k</text:p>
      <text:p text:style-name="Standard">k1</text:p>
      <text:p text:style-name="Standard">x[k]0</text:p>
      <text:p text:style-name="Standard">while k!=0 do</text:p>
      <text:p text:style-name="Standard"><text:s text:c="7"/>x[k]x[k]+1</text:p>
      <text:p text:style-name="Standard"><text:s text:c="7"/>while place(x,k)!=1 and x[k]&lt;=n do</text:p>
      <text:p text:style-name="Standard"><text:s text:c="16"/>x[k]x[k]+1</text:p>
      <text:p text:style-name="Standard"><text:s text:c="7"/>end while</text:p>
      <text:p text:style-name="Standard"><text:s text:c="7"/>if x[k]&lt;=n</text:p>
      <text:p text:style-name="Standard"><text:s text:c="11"/>if k=n</text:p>
      <text:p text:style-name="Standard"><text:s text:c="14"/>for k1 to n do</text:p>
      <text:p text:style-name="Standard"><text:s text:c="20"/>write k,x[k]</text:p>
      <text:p text:style-name="Standard"><text:s text:c="14"/>end for</text:p>
      <text:p text:style-name="Standard"><text:s text:c="11"/>else</text:p>
      <text:p text:style-name="Standard"><text:s text:c="14"/>kk+1</text:p>
      <text:p text:style-name="Standard"><text:s text:c="14"/>x[k]0</text:p>
      <text:p text:style-name="Standard"><text:s text:c="11"/>end if</text:p>
      <text:p text:style-name="Standard"><text:s text:c="7"/>else</text:p>
      <text:p text:style-name="Standard"><text:s text:c="12"/>kk-1</text:p>
      <text:p text:style-name="Standard"><text:s text:c="7"/>end if</text:p>
      <text:p text:style-name="Standard">end while</text:p>
      <text:p text:style-name="Standard"/>
      <text:p text:style-name="Standard">ALGORITHM: place(x[k],k)</text:p>
      <text:p text:style-name="Standard">//places n queens on a nXn matrix such that no two queens are placed along <text:s/>same row or same column</text:p>
      <text:p text:style-name="Standard">//or same diagonal using backtracking method</text:p>
      <text:p text:style-name="Standard">//Input: k-the queen k</text:p>
      <text:p text:style-name="Standard">// <text:s text:c="10"/>x[k]- position of queen k</text:p>
      <text:p text:style-name="Standard">//Output: returns 0 if any two queens are placed along same diagonal or same column otherwise 1 is returned</text:p>
      <text:p text:style-name="Standard"><text:s/>for i1 to k-1 do</text:p>
      <text:p text:style-name="Standard"><text:s text:c="6"/>if i-x[i]=k-x[k] or i+x[i]=k+x[k] or x[i]=x[k]</text:p>
      <text:p text:style-name="Standard"><text:s text:c="10"/>return 0</text:p>
      <text:p text:style-name="Standard"><text:s text:c="6"/>end if</text:p>
      <text:p text:style-name="Standard">end for</text:p>
      <text:p text:style-name="Standard">return 1 <text:s text:c="2"/></text:p>
      <text:p text:style-name="Standard"/>
      <text:p text:style-name="Standard">PROGRAM:</text:p>
      <text:p text:style-name="Standard">#include&lt;stdio.h&gt;</text:p>
      <text:p text:style-name="Standard">#include&lt;conio.h&gt;</text:p>
      <text:p text:style-name="Standard">void nqueens(int);</text:p>
      <text:p text:style-name="Standard">int place(int[],int);</text:p>
      <text:p text:style-name="Standard">void main()</text:p>
      <text:p text:style-name="Standard">{</text:p>
      <text:p text:style-name="Standard"><text:s/>int n;</text:p>
      <text:p text:style-name="Standard"><text:soft-page-break/><text:s/>clrscr();</text:p>
      <text:p text:style-name="Standard"><text:s/>printf("\nenter the no of queens:\t");</text:p>
      <text:p text:style-name="Standard"><text:s/>scanf("%d",&amp;n);</text:p>
      <text:p text:style-name="Standard"><text:s/>nqueens(n);</text:p>
      <text:p text:style-name="Standard"><text:s/>getch();</text:p>
      <text:p text:style-name="Standard">}</text:p>
      <text:p text:style-name="Standard"/>
      <text:p text:style-name="Standard">void nqueens(int n)</text:p>
      <text:p text:style-name="Standard">{</text:p>
      <text:p text:style-name="Standard"><text:s/>int k,x[10],count=0;</text:p>
      <text:p text:style-name="Standard"><text:s/>k=1;</text:p>
      <text:p text:style-name="Standard"><text:s/>x[k]=0;</text:p>
      <text:p text:style-name="Standard"><text:s/>while(k!=0)</text:p>
      <text:p text:style-name="Standard"><text:s/>{</text:p>
      <text:p text:style-name="Standard"><text:s text:c="2"/>x[k]++;</text:p>
      <text:p text:style-name="Standard"><text:s text:c="2"/>while(place(x,k)!=1&amp;&amp;x[k]&lt;=n)</text:p>
      <text:p text:style-name="Standard"><text:s text:c="2"/>{</text:p>
      <text:p text:style-name="Standard"><text:s text:c="3"/>x[k]++;</text:p>
      <text:p text:style-name="Standard"><text:s text:c="2"/>}</text:p>
      <text:p text:style-name="Standard"><text:s text:c="2"/>if(x[k]&lt;=n)</text:p>
      <text:p text:style-name="Standard"><text:s text:c="2"/>{</text:p>
      <text:p text:style-name="Standard"><text:s text:c="3"/>if(k==n)</text:p>
      <text:p text:style-name="Standard"><text:s text:c="3"/>{</text:p>
      <text:p text:style-name="Standard"><text:s text:c="4"/>printf("\nsolution %d <text:s/>is",++count);</text:p>
      <text:p text:style-name="Standard"><text:s text:c="4"/>for(k=1;k&lt;=n;k++)</text:p>
      <text:p text:style-name="Standard"><text:s text:c="4"/>{</text:p>
      <text:p text:style-name="Standard"><text:s text:c="5"/>printf("\n%d-----&gt;%d\n\n",k,x[k]);</text:p>
      <text:p text:style-name="Standard"><text:s text:c="4"/>}</text:p>
      <text:p text:style-name="Standard"><text:s text:c="3"/>}</text:p>
      <text:p text:style-name="Standard"><text:s text:c="3"/>else</text:p>
      <text:p text:style-name="Standard"><text:s text:c="3"/>{</text:p>
      <text:p text:style-name="Standard"><text:s text:c="4"/>k++;</text:p>
      <text:p text:style-name="Standard"><text:s text:c="4"/>x[k]=0;</text:p>
      <text:p text:style-name="Standard"><text:s text:c="3"/>}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3"/>k--;</text:p>
      <text:p text:style-name="Standard"><text:s text:c="2"/>}</text:p>
      <text:p text:style-name="Standard"><text:s/>}</text:p>
      <text:p text:style-name="Standard">}</text:p>
      <text:p text:style-name="Standard"/>
      <text:p text:style-name="Standard">int place(int x[],int k)</text:p>
      <text:p text:style-name="Standard">{</text:p>
      <text:p text:style-name="Standard"><text:s/>int i;</text:p>
      <text:p text:style-name="Standard"><text:s/>for(i=1;i&lt;=k-1;i++)</text:p>
      <text:p text:style-name="Standard"><text:s/>{</text:p>
      <text:p text:style-name="Standard"><text:s text:c="2"/>if(i-x[i]==k-x[k]||i+x[i]==k+x[k]||x[i]==x[k])</text:p>
      <text:p text:style-name="Standard"><text:s text:c="2"/>{</text:p>
      <text:p text:style-name="Standard"><text:s text:c="3"/>return 0;</text:p>
      <text:p text:style-name="Standard"><text:s text:c="2"/>}</text:p>
      <text:p text:style-name="Standard"><text:s/>}</text:p>
      <text:p text:style-name="Standard"><text:soft-page-break/><text:s/>return 1;</text:p>
      <text:p text:style-name="Standard">}</text:p>
      <text:p text:style-name="Standard"><text:s text:c="40"/>==========Output=============</text:p>
      <text:p text:style-name="Standard">Enter the no. of queens: <text:s/>4</text:p>
      <text:p text:style-name="Standard"/>
      <text:p text:style-name="Standard">Solution <text:s/>1 <text:s/>is</text:p>
      <text:p text:style-name="Standard">1-----------&gt;2</text:p>
      <text:p text:style-name="Standard">2-----------&gt;4</text:p>
      <text:p text:style-name="Standard">3-----------&gt;1</text:p>
      <text:p text:style-name="Standard">4-----------&gt;3</text:p>
      <text:p text:style-name="Standard"/>
      <text:p text:style-name="Standard">Solution <text:s/>2 <text:s/>is</text:p>
      <text:p text:style-name="Standard">1-----------&gt;3</text:p>
      <text:p text:style-name="Standard">2-----------&gt;1</text:p>
      <text:p text:style-name="Standard">3-----------&gt;4</text:p>
      <text:p text:style-name="Standard">4-----------&gt;2</text:p>
      <text:p text:style-name="Standard"><text:s text:c="43"/>=====================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MS Mincho" svg:font-family="'MS Mincho', 'ＭＳ 明朝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CCSJCE </meta:initial-creator>
    <meta:creation-date>2011-12-11T06:59:45</meta:creation-date>
    <meta:document-statistic meta:table-count="0" meta:image-count="0" meta:object-count="0" meta:page-count="21" meta:paragraph-count="980" meta:word-count="2539" meta:character-count="18448"/>
    <dc:date>2011-12-11T07:04:09</dc:date>
    <dc:creator>LCCSJCE </dc:creator>
    <meta:editing-duration>PT00H04M24S</meta:editing-duration>
    <meta:editing-cycles>1</meta:editing-cycles>
    <meta:generator>OpenOffice.org/3.2$Linux OpenOffice.org_project/320m12$Build-9483</meta:generator>
  </office:meta>
</office:document-meta>
</file>